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Heading_20_1">
      <style:text-properties officeooo:rsid="000a0056" officeooo:paragraph-rsid="000a0056"/>
    </style:style>
    <style:style style:name="P5" style:family="paragraph" style:parent-style-name="Heading_20_1">
      <style:text-properties officeooo:rsid="000becfd" officeooo:paragraph-rsid="000becfd"/>
    </style:style>
    <style:style style:name="P6" style:family="paragraph" style:parent-style-name="Heading_20_3">
      <style:text-properties officeooo:rsid="000f5c59" officeooo:paragraph-rsid="000f5c59"/>
    </style:style>
    <style:style style:name="P7" style:family="paragraph" style:parent-style-name="Standard">
      <style:paragraph-properties fo:text-align="start" style:justify-single-word="false"/>
      <style:text-properties officeooo:rsid="000a0056" officeooo:paragraph-rsid="000a0056"/>
    </style:style>
    <style:style style:name="P8" style:family="paragraph" style:parent-style-name="Text_20_body">
      <style:text-properties officeooo:rsid="000a0056" officeooo:paragraph-rsid="000a0056"/>
    </style:style>
    <style:style style:name="T1" style:family="text">
      <style:text-properties officeooo:rsid="000ac5e4"/>
    </style:style>
    <style:style style:name="T2" style:family="text">
      <style:text-properties officeooo:rsid="000d05af"/>
    </style:style>
    <style:style style:name="T3" style:family="text">
      <style:text-properties style:font-name="Liberation Sans" fo:font-size="16.1000003814697pt" fo:font-weight="bold" officeooo:rsid="000d05af" style:font-name-asian="Microsoft YaHei" style:font-size-asian="16.1000003814697pt" style:font-weight-asian="bold" style:font-name-complex="Lucida Sans" style:font-size-complex="16.1000003814697pt"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jet jdr</text:p>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109_826108911" text:style-name="Index_20_Link" text:visited-style-name="Index_20_Link">Description rapide<text:tab/>2</text:a></text:p>
          <text:p text:style-name="P1"><text:a xlink:type="simple" xlink:href="#__RefHeading___Toc111_826108911" text:style-name="Index_20_Link" text:visited-style-name="Index_20_Link">Description complète<text:tab/>2</text:a></text:p>
          <text:p text:style-name="P1"><text:a xlink:type="simple" xlink:href="#__RefHeading___Toc113_826108911" text:style-name="Index_20_Link" text:visited-style-name="Index_20_Link">Fonctionnalités<text:tab/>2</text:a></text:p>
          <text:p text:style-name="P2"><text:a xlink:type="simple" xlink:href="#__RefHeading___Toc115_826108911" text:style-name="Index_20_Link" text:visited-style-name="Index_20_Link">Inscription et connexion<text:tab/>2</text:a></text:p>
          <text:p text:style-name="P2"><text:a xlink:type="simple" xlink:href="#__RefHeading___Toc117_826108911" text:style-name="Index_20_Link" text:visited-style-name="Index_20_Link">Créer/importer/exporter des fiches de personnages<text:tab/>2</text:a></text:p>
          <text:p text:style-name="P2"><text:a xlink:type="simple" xlink:href="#__RefHeading___Toc119_826108911" text:style-name="Index_20_Link" text:visited-style-name="Index_20_Link">Créer/gérer un projet<text:tab/>2</text:a></text:p>
          <text:p text:style-name="P2"><text:a xlink:type="simple" xlink:href="#__RefHeading___Toc121_826108911" text:style-name="Index_20_Link" text:visited-style-name="Index_20_Link">Créer et gérer une base de données lié à un projet<text:tab/>2</text:a></text:p>
          <text:p text:style-name="P2"><text:a xlink:type="simple" xlink:href="#__RefHeading___Toc123_826108911" text:style-name="Index_20_Link" text:visited-style-name="Index_20_Link">Lancer une partie<text:tab/>2</text:a></text:p>
          <text:p text:style-name="P3"><text:a xlink:type="simple" xlink:href="#__RefHeading___Toc125_826108911" text:style-name="Index_20_Link" text:visited-style-name="Index_20_Link">Créer un personnage<text:tab/>2</text:a></text:p>
          <text:p text:style-name="P3"><text:a xlink:type="simple" xlink:href="#__RefHeading___Toc127_826108911" text:style-name="Index_20_Link" text:visited-style-name="Index_20_Link">Chat<text:tab/>2</text:a></text:p>
        </text:index-body>
      </text:table-of-content>
      <text:h text:style-name="P4" text:outline-level="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4" text:outline-level="1"><text:bookmark-start text:name="__RefHeading___Toc109_826108911"/><text:soft-page-break/>Description rapide<text:bookmark-end text:name="__RefHeading___Toc109_826108911"/></text:h>
      <text:p text:style-name="P8">Il s’agit d’une application web qui servira à pouvoir créer et gérer des fiches de personnages.</text:p>
      <text:p text:style-name="P8">Pouvoir créer un projet de jdr avec la base de données associé.</text:p>
      <text:p text:style-name="P8">Le maître du jeu pourra consulté et modifier les fiches des autres joueurs et les autres joueurs pourront modifier et consulté leurs fiches.</text:p>
      <text:h text:style-name="P4" text:outline-level="1"><text:bookmark-start text:name="__RefHeading___Toc111_826108911"/>Description complète<text:bookmark-end text:name="__RefHeading___Toc111_826108911"/></text:h>
      <text:p text:style-name="P8">Un utilisateur pourra créer des modèles de fiches de personnages. Il pourra ensuite créer un projet de jeu de rôle. Dans ce projet, il pourra créer des ennemis, des objets ainsi que des pouvoirs, ou encore créer ces propres types « d’objets ». <text:span text:style-name="T1">A tout moment, il peut lancer une partie, Il verra les utilisateurs connecté à la partie. Le créateur aura accès à tout. Le Modérateur aura accès à tout, mais ne pourra pas modifier le créateur. Le joueurs jouera. Chaque utilisateur pourra être MJ, cela sera décider par le modérateur ainsi que le créateur. Le MJ aura accès au fiches de tout les personnages. Il pourra tout modifier. Les utilisateurs pourront créer ou modifier leurs fiche seulement si ils sont autorisés. </text:span></text:p>
      <text:h text:style-name="P5" text:outline-level="1"><text:bookmark-start text:name="__RefHeading___Toc113_826108911"/>Fonctionnalités<text:bookmark-end text:name="__RefHeading___Toc113_826108911"/></text:h>
      <text:h text:style-name="Heading_20_2" text:outline-level="2"><text:bookmark-start text:name="__RefHeading___Toc115_826108911"/>Inscription et connexion<text:bookmark-end text:name="__RefHeading___Toc115_826108911"/></text:h>
      <text:h text:style-name="Heading_20_2" text:outline-level="2"><text:bookmark-start text:name="__RefHeading___Toc117_826108911"/><text:bookmark-start text:name="__DdeLink__2_826108911"/>Créer/importer/exporter des fiches de personnages<text:bookmark-end text:name="__RefHeading___Toc117_826108911"/><text:bookmark-end text:name="__DdeLink__2_826108911"/></text:h>
      <text:h text:style-name="Heading_20_2" text:outline-level="2"><text:bookmark-start text:name="__RefHeading___Toc119_826108911"/>Créer/<text:span text:style-name="T2">gérer</text:span> un projet<text:bookmark-end text:name="__RefHeading___Toc119_826108911"/></text:h>
      <text:h text:style-name="Heading_20_2" text:outline-level="2"><text:bookmark-start text:name="__RefHeading___Toc121_826108911"/>Créer et gérer une base de données lié à un projet<text:bookmark-end text:name="__RefHeading___Toc121_826108911"/></text:h>
      <text:h text:style-name="Heading_20_2" text:outline-level="2"><text:bookmark-start text:name="__RefHeading___Toc123_826108911"/>L<text:span text:style-name="T3">ancer une partie</text:span><text:bookmark-end text:name="__RefHeading___Toc123_826108911"/></text:h>
      <text:h text:style-name="P6" text:outline-level="3"><text:bookmark-start text:name="__RefHeading___Toc125_826108911"/>Créer un personnage<text:bookmark-end text:name="__RefHeading___Toc125_826108911"/></text:h>
      <text:h text:style-name="Heading_20_3" text:outline-level="3"><text:bookmark-start text:name="__RefHeading___Toc127_826108911"/>Chat<text:bookmark-end text:name="__RefHeading___Toc127_826108911"/></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19:56:13.489000000</meta:creation-date>
    <dc:date>2022-01-21T20:33:27.604000000</dc:date>
    <meta:editing-duration>PT26M59S</meta:editing-duration>
    <meta:editing-cycles>10</meta:editing-cycles>
    <meta:generator>LibreOffice/7.1.1.2$Windows_X86_64 LibreOffice_project/fe0b08f4af1bacafe4c7ecc87ce55bb426164676</meta:generator>
    <meta:document-statistic meta:table-count="0" meta:image-count="0" meta:object-count="0" meta:page-count="2" meta:paragraph-count="26" meta:word-count="257" meta:character-count="1538" meta:non-whitespace-character-count="1306"/>
  </office:meta>
</office:document-meta>
</file>